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fo:font-weight="bold" style:font-weight-asian="bold" style:font-weight-complex="bold"/>
  </style:style>
  <style:style style:name="T49" style:family="text">
    <style:text-properties fo:font-style="italic" style:font-style-asian="italic" style:font-style-complex="italic" fo:font-weight="bold" style:font-weight-asian="bold" style:font-weight-complex="bold"/>
  </style:style>
  <style:style style:name="T50" style:family="text">
    <style:text-properties fo:font-style="italic" style:font-style-asian="italic" style:font-style-complex="italic" fo:font-weight="bold" style:font-weight-asian="bold" style:font-weight-complex="bold"/>
  </style:style>
  <style:style style:name="T51" style:family="text">
    <style:text-properties fo:font-style="italic" style:font-style-asian="italic" style:font-style-complex="italic" fo:font-weight="bold" style:font-weight-asian="bold" style:font-weight-complex="bold"/>
  </style:style>
  <style:style style:name="T52" style:family="text">
    <style:text-properties fo:font-style="italic" style:font-style-asian="italic" style:font-style-complex="italic" fo:font-weight="bold" style:font-weight-asian="bold" style:font-weight-complex="bold"/>
  </style:style>
  <style:style style:name="T53" style:family="text">
    <style:text-properties fo:font-style="italic" style:font-style-asian="italic" style:font-style-complex="italic" fo:font-weight="bold" style:font-weight-asian="bold" style:font-weight-complex="bold"/>
  </style:style>
  <style:style style:name="T54" style:family="text">
    <style:text-properties fo:font-style="italic" style:font-style-asian="italic" style:font-style-complex="italic" fo:font-weight="bold" style:font-weight-asian="bold" style:font-weight-complex="bold"/>
  </style:style>
  <style:style style:name="T55" style:family="text">
    <style:text-properties fo:font-style="italic" style:font-style-asian="italic" style:font-style-complex="italic" fo:font-weight="bold" style:font-weight-asian="bold" style:font-weight-complex="bold"/>
  </style:style>
  <style:style style:name="T56" style:family="text">
    <style:text-properties fo:font-style="italic" style:font-style-asian="italic" style:font-style-complex="italic" fo:font-weight="bold" style:font-weight-asian="bold" style:font-weight-complex="bold"/>
  </style:style>
  <style:style style:name="T57" style:family="text">
    <style:text-properties fo:font-style="italic" style:font-style-asian="italic" style:font-style-complex="italic" fo:font-weight="bold" style:font-weight-asian="bold" style:font-weight-complex="bold"/>
  </style:style>
  <style:style style:name="T58" style:family="text">
    <style:text-properties fo:font-style="italic" style:font-style-asian="italic" style:font-style-complex="italic" fo:font-weight="bold" style:font-weight-asian="bold" style:font-weight-complex="bold"/>
  </style:style>
  <style:style style:name="T59" style:family="text">
    <style:text-properties fo:font-style="italic" style:font-style-asian="italic" style:font-style-complex="italic" fo:font-weight="bold" style:font-weight-asian="bold" style:font-weight-complex="bold"/>
  </style:style>
  <style:style style:name="T60" style:family="text">
    <style:text-properties fo:font-style="italic" style:font-style-asian="italic" style:font-style-complex="italic" fo:font-weight="bold" style:font-weight-asian="bold" style:font-weight-complex="bold"/>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bold" style:font-weight-asian="bold" style:font-weight-complex="bold"/>
  </style:style>
  <style:style style:name="T63" style:family="text">
    <style:text-properties fo:font-style="italic" style:font-style-asian="italic" style:font-style-complex="italic" fo:font-weight="bold" style:font-weight-asian="bold" style:font-weight-complex="bold"/>
  </style:style>
  <style:style style:name="T64" style:family="text">
    <style:text-properties fo:font-style="italic" style:font-style-asian="italic" style:font-style-complex="italic" fo:font-weight="bold" style:font-weight-asian="bold" style:font-weight-complex="bold"/>
  </style:style>
  <style:style style:name="T65" style:family="text">
    <style:text-properties fo:font-style="italic" style:font-style-asian="italic" style:font-style-complex="italic" fo:font-weight="bold" style:font-weight-asian="bold" style:font-weight-complex="bold"/>
  </style:style>
  <style:style style:name="T66" style:family="text">
    <style:text-properties fo:font-style="italic" style:font-style-asian="italic" style:font-style-complex="italic" fo:font-weight="bold" style:font-weight-asian="bold" style:font-weight-complex="bold"/>
  </style:style>
  <style:style style:name="T67" style:family="text">
    <style:text-properties fo:font-style="italic" style:font-style-asian="italic" style:font-style-complex="italic" fo:font-weight="bold" style:font-weight-asian="bold" style:font-weight-complex="bold"/>
  </style:style>
  <style:style style:name="T68" style:family="text">
    <style:text-properties fo:font-style="italic" style:font-style-asian="italic" style:font-style-complex="italic" fo:font-weight="bold" style:font-weight-asian="bold" style:font-weight-complex="bold"/>
  </style:style>
  <style:style style:name="T69" style:family="text">
    <style:text-properties fo:font-style="italic" style:font-style-asian="italic" style:font-style-complex="italic" fo:font-weight="bold" style:font-weight-asian="bold" style:font-weight-complex="bold"/>
  </style:style>
  <style:style style:name="T70" style:family="text">
    <style:text-properties fo:font-style="italic" style:font-style-asian="italic" style:font-style-complex="italic" fo:font-weight="bold" style:font-weight-asian="bold" style:font-weight-complex="bold"/>
  </style:style>
  <style:style style:name="T71" style:family="text">
    <style:text-properties fo:font-style="italic" style:font-style-asian="italic" style:font-style-complex="italic" fo:font-weight="bold" style:font-weight-asian="bold" style:font-weight-complex="bold"/>
  </style:style>
  <style:style style:name="T72" style:family="text">
    <style:text-properties fo:font-style="italic" style:font-style-asian="italic" style:font-style-complex="italic" fo:font-weight="bold" style:font-weight-asian="bold" style:font-weight-complex="bold"/>
  </style:style>
  <style:style style:name="T73" style:family="text">
    <style:text-properties fo:font-style="italic" style:font-style-asian="italic" style:font-style-complex="italic" fo:font-weight="bold" style:font-weight-asian="bold" style:font-weight-complex="bold"/>
  </style:style>
  <style:style style:name="T74" style:family="text">
    <style:text-properties fo:font-style="italic" style:font-style-asian="italic" style:font-style-complex="italic" fo:font-weight="bold" style:font-weight-asian="bold" style:font-weight-complex="bold"/>
  </style:style>
  <style:style style:name="T75" style:family="text">
    <style:text-properties fo:font-style="italic" style:font-style-asian="italic" style:font-style-complex="italic" fo:font-weight="bold" style:font-weight-asian="bold" style:font-weight-complex="bold"/>
  </style:style>
  <style:style style:name="T76" style:family="text">
    <style:text-properties fo:font-style="italic" style:font-style-asian="italic" style:font-style-complex="italic" fo:font-weight="bold" style:font-weight-asian="bold" style:font-weight-complex="bold"/>
  </style:style>
  <style:style style:name="T77" style:family="text">
    <style:text-properties fo:font-style="italic" style:font-style-asian="italic" style:font-style-complex="italic" fo:font-weight="bold" style:font-weight-asian="bold" style:font-weight-complex="bold"/>
  </style:style>
  <style:style style:name="T78" style:family="text">
    <style:text-properties fo:font-style="italic" style:font-style-asian="italic" style:font-style-complex="italic" fo:font-weight="bold" style:font-weight-asian="bold" style:font-weight-complex="bold"/>
  </style:style>
  <style:style style:name="T79" style:family="text">
    <style:text-properties fo:font-style="italic" style:font-style-asian="italic" style:font-style-complex="italic" fo:font-weight="bold" style:font-weight-asian="bold" style:font-weight-complex="bold"/>
  </style:style>
  <style:style style:name="T80" style:family="text">
    <style:text-properties fo:font-style="italic" style:font-style-asian="italic" style:font-style-complex="italic" fo:font-weight="bold" style:font-weight-asian="bold" style:font-weight-complex="bold"/>
  </style:style>
  <style:style style:name="T81" style:family="text">
    <style:text-properties fo:font-style="italic" style:font-style-asian="italic" style:font-style-complex="italic"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style="italic" style:font-style-asian="italic" style:font-style-complex="italic" fo:font-weight="bold" style:font-weight-asian="bold" style:font-weight-complex="bold"/>
  </style:style>
  <style:style style:name="T90" style:family="text">
    <style:text-properties fo:font-style="italic" style:font-style-asian="italic" style:font-style-complex="italic" fo:font-weight="bold" style:font-weight-asian="bold" style:font-weight-complex="bold"/>
  </style:style>
  <style:style style:name="T91" style:family="text">
    <style:text-properties fo:font-style="italic" style:font-style-asian="italic" style:font-style-complex="italic" fo:font-weight="bold" style:font-weight-asian="bold" style:font-weight-complex="bold"/>
  </style:style>
  <style:style style:name="T92" style:family="text">
    <style:text-properties fo:font-style="italic" style:font-style-asian="italic" style:font-style-complex="italic" fo:font-weight="bold" style:font-weight-asian="bold" style:font-weight-complex="bold"/>
  </style:style>
  <style:style style:name="T93" style:family="text">
    <style:text-properties fo:font-style="italic" style:font-style-asian="italic" style:font-style-complex="italic" fo:font-weight="bold" style:font-weight-asian="bold" style:font-weight-complex="bold"/>
  </style:style>
  <style:style style:name="T94" style:family="text">
    <style:text-properties fo:font-style="italic" style:font-style-asian="italic" style:font-style-complex="italic" fo:font-weight="bold" style:font-weight-asian="bold" style:font-weight-complex="bold"/>
  </style:style>
  <style:style style:name="T95" style:family="text">
    <style:text-properties fo:font-style="italic" style:font-style-asian="italic" style:font-style-complex="italic" fo:font-weight="bold" style:font-weight-asian="bold" style:font-weight-complex="bold"/>
  </style:style>
  <style:style style:name="T96" style:family="text">
    <style:text-properties fo:font-style="italic" style:font-style-asian="italic" style:font-style-complex="italic" fo:font-weight="bold" style:font-weight-asian="bold" style:font-weight-complex="bold"/>
  </style:style>
  <style:style style:name="T97" style:family="text">
    <style:text-properties fo:font-style="italic" style:font-style-asian="italic" style:font-style-complex="italic" fo:font-weight="bold" style:font-weight-asian="bold" style:font-weight-complex="bold"/>
  </style:style>
  <style:style style:name="T98" style:family="text">
    <style:text-properties fo:font-style="italic" style:font-style-asian="italic" style:font-style-complex="italic"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Text_20_body" style:list-style-name="L6">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7">
  </style:style>
  <style:style style:name="P13" style:family="paragraph" style:parent-style-name="Text_20_body" style:list-style-name="L8">
    <style:paragraph-properties fo:margin-top="0in" fo:margin-bottom="0in"/>
  </style:style>
  <office:body>
    <office:text>
      <text:h text:style-name="Title">MMD Syntax Test File</text:h>
      <text:p text:style-name="Author"/>
      <text:p text:style-name="Affiliation"/>
      <text:p text:style-name="Email"/>
      <text:p text:style-name="Date">February 16, 2016</text:p>
      <text:p text:style-name="Abstract"><text:span text:style-name="Bold">Abstract:</text:span>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Heading One</text:h>
      <text:p text:style-name="First_20_paragraph">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Smith 2005:54).</text:p>
      <text:p text:style-name="Text_20_body"><text:a xlink:type="simple" xlink:href="https://smilesoftware.com/textexpander-ios/apps?_ga=1.177560229.1690722555.1449134853" office:name=""><text:span text:style-name="Definition">Link to Webpage</text:span></text:a></text:p>
      <text:p text:style-name="Text_20_body">Reference (Smith, Mykhalovskiy, and Weatherbee 2006).</text:p>
      <text:p text:style-name="Text_20_body">And here comes a block quote:</text:p>
      <text:p text:style-name="P1">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Fang 2015b)</text:p>
      <text:p text:style-name="P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Smith 2005:54).</text:p>
      <text:h text:style-name="Heading_20_2" text:outline-level="2">Bold</text:h>
      <text:p text:style-name="First_20_paragraph"><text:span text:style-name="T1">This</text:span><text:span text:style-name="T2"> </text:span><text:span text:style-name="T3">is</text:span><text:span text:style-name="T4"> </text:span><text:span text:style-name="T5">some</text:span><text:span text:style-name="T6"> </text:span><text:span text:style-name="T7">bold</text:span><text:span text:style-name="T8"> </text:span><text:span text:style-name="T9">text.</text:span><text:span text:style-name="T10"> </text:span><text:span text:style-name="T11">Lorem</text:span><text:span text:style-name="T12"> </text:span><text:span text:style-name="T13">ipsum</text:span><text:span text:style-name="T14"> </text:span><text:span text:style-name="T15">dolor</text:span><text:span text:style-name="T16"> </text:span><text:span text:style-name="T17">sit</text:span><text:span text:style-name="T18"> </text:span><text:span text:style-name="T19">amet,</text:span><text:span text:style-name="T20"> </text:span><text:span text:style-name="T21">consectetur</text:span><text:span text:style-name="T22"> </text:span><text:span text:style-name="T23">adipisicing</text:span><text:span text:style-name="T24"> </text:span><text:span text:style-name="T25">elit,</text:span><text:span text:style-name="T26"> </text:span><text:span text:style-name="T27">sed</text:span><text:span text:style-name="T28"> </text:span><text:span text:style-name="T29">do</text:span><text:span text:style-name="T30"> </text:span><text:span text:style-name="T31">eiusmod</text:span><text:span text:style-name="T32"> </text:span><text:span text:style-name="T33">tempor</text:span><text:span text:style-name="T34"> </text:span><text:span text:style-name="T35">incididunt</text:span><text:span text:style-name="T36"> </text:span><text:span text:style-name="T37">ut</text:span><text:span text:style-name="T38"> </text:span><text:span text:style-name="T39">labore</text:span><text:span text:style-name="T40"> </text:span><text:span text:style-name="T41">et</text:span><text:span text:style-name="T42"> </text:span><text:span text:style-name="T43">dolore</text:span><text:span text:style-name="T44"> </text:span><text:span text:style-name="T45">magna</text:span><text:span text:style-name="T46"> </text:span><text:span text:style-name="T47">aliqua.</text:span></text:p>
      <text:h text:style-name="Heading_20_3" text:outline-level="3">Italic</text:h>
      <text:p text:style-name="First_20_paragraph"><text:span text:style-name="T48">This</text:span><text:span text:style-name="T49"> </text:span><text:span text:style-name="T50">is</text:span><text:span text:style-name="T51"> </text:span><text:span text:style-name="T52">some</text:span><text:span text:style-name="T53"> </text:span><text:span text:style-name="T54">bold</text:span><text:span text:style-name="T55"> </text:span><text:span text:style-name="T56">and</text:span><text:span text:style-name="T57"> </text:span><text:span text:style-name="T58">italic</text:span><text:span text:style-name="T59"> </text:span><text:span text:style-name="T60">text.</text:span><text:span text:style-name="T61"> </text:span><text:span text:style-name="T62">Lorem</text:span><text:span text:style-name="T63"> </text:span><text:span text:style-name="T64">ipsum</text:span><text:span text:style-name="T65"> </text:span><text:span text:style-name="T66">dolor</text:span><text:span text:style-name="T67"> </text:span><text:span text:style-name="T68">sit</text:span><text:span text:style-name="T69"> </text:span><text:span text:style-name="T70">amet,</text:span><text:span text:style-name="T71"> </text:span><text:span text:style-name="T72">consectetur</text:span><text:span text:style-name="T73"> </text:span><text:span text:style-name="T74">adipisicing</text:span><text:span text:style-name="T75"> </text:span><text:span text:style-name="T76">elit,</text:span><text:span text:style-name="T77"> </text:span><text:span text:style-name="T78">sed</text:span><text:span text:style-name="T79"> </text:span><text:span text:style-name="T80">do</text:span><text:span text:style-name="T81"> </text:span><text:span text:style-name="T82">eiusmod</text:span><text:span text:style-name="T83"> </text:span><text:span text:style-name="T84">tempor</text:span><text:span text:style-name="T85"> </text:span><text:span text:style-name="T86">incididunt</text:span><text:span text:style-name="T87"> </text:span><text:span text:style-name="T88">ut</text:span><text:span text:style-name="T89"> </text:span><text:span text:style-name="T90">labore</text:span><text:span text:style-name="T91"> </text:span><text:span text:style-name="T92">et</text:span><text:span text:style-name="T93"> </text:span><text:span text:style-name="T94">dolore</text:span><text:span text:style-name="T95"> </text:span><text:span text:style-name="T96">magna</text:span><text:span text:style-name="T97"> </text:span><text:span text:style-name="T98">aliqua.</text:span></text:p>
      <text:h text:style-name="Heading_20_2" text:outline-level="2">Heading 2</text:h>
      <text:p text:style-name="First_20_paragraph">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h text:style-name="Heading_20_2" text:outline-level="2">Checkboxes and Lists</text:h>
      <text:p text:style-name="First_20_paragraph"><text:span text:style-name="T99">TODO</text:span><text:span text:style-name="T100"> </text:span><text:span text:style-name="T101">w/</text:span><text:span text:style-name="T102"> </text:span><text:span text:style-name="T103">Github</text:span><text:span text:style-name="T104"> </text:span><text:span text:style-name="T105">Checkboxes:</text:span></text:p>
      <text:list text:style-name="L1">
        <text:list-item>
          <text:p text:style-name="P3">[ ] A Github Checkbox<text:line-break/></text:p>
        </text:list-item>
        <text:list-item>
          <text:p text:style-name="P3">[ ] Another One</text:p>
        </text:list-item>
      </text:list>
      <text:p text:style-name="First_20_paragraph"><text:span text:style-name="T106">An</text:span><text:span text:style-name="T107"> </text:span><text:span text:style-name="T108">Outline/List</text:span></text:p>
      <text:list text:style-name="L2">
        <text:list-item>
          <text:p text:style-name="P4">Level 1</text:p>
          <text:list text:style-name="L3">
            <text:list-item>
              <text:p text:style-name="P5">Level 2</text:p>
            </text:list-item>
            <text:list-item>
              <text:p text:style-name="P5">Level 2</text:p>
              <text:list text:style-name="L4">
                <text:list-item>
                  <text:p text:style-name="P6">Level 3</text:p>
                </text:list-item>
              </text:list>
              <text:p text:style-name="P5">Paragraph? Lorem ipsum dolor sit amet, consectetur adipisicing elit, sed do eiusmod tempor incididunt ut labore et dolore magna aliqua. Ut enim ad minim veniam, quis nostrud exercitation ullamco laboris nisi ut aliquip ex ea commodo consequat.</text:p>
            </text:list-item>
          </text:list>
        </text:list-item>
      </text:list>
      <text:h text:style-name="Heading_20_3" text:outline-level="3">List with Paragraphs</text:h>
      <text:list text:style-name="L5">
        <text:list-item>
          <text:p text:style-name="P7">First paragraph.</text:p>
          <text:p text:style-name="P7">Continued.</text:p>
        </text:list-item>
        <text:list-item>
          <text:p text:style-name="P7">Second paragraph. With a code block, which must be indented eight spaces:</text:p>
          <text:p text:style-name="P8">{ code }</text:p>
        </text:list-item>
      </text:list>
      <text:h text:style-name="Heading_20_4" text:outline-level="4">Articles on X</text:h>
      <text:list text:style-name="L6">
        <text:list-item>
          <text:p text:style-name="P9">(Hanna, Claton, and Viviani 2015) <text:a xlink:type="simple" xlink:href="http://www.wibw.com/home/headlines/The-Kansas-Budget-What-Happened-Overnight-307103871.html" office:name=""><text:span text:style-name="Definition">Kansas Lawmakers Pass Tax Plan After Brownback’s Budget Warnings</text:span></text:a></text:p>
          <text:p text:style-name="P10">Shortly after the bill’s passage, Gov. Sam Brownback congratulated lawmakers for “coming together in a spirit of cooperation and compromise to do what is right for Kansas.”</text:p>
          <text:p text:style-name="P11">“This bill keeps the state on a path of economic growth, creating well-paying jobs that benefit all Kansans,” he continued. “It continues our transition from taxes on productivity to consumption-based taxes and provides a mechanism for reducing income tax rates for all our citizens.”</text:p>
        </text:list-item>
      </text:list>
      <text:h text:style-name="Heading_20_2" text:outline-level="2">File Links and the Like</text:h>
      <text:list text:style-name="L7">
        <text:list-item>
          <text:p text:style-name="P12"><text:span text:style-name="T109">Elite</text:span><text:span text:style-name="T110"> </text:span><text:span text:style-name="T111">vs. Pluralist</text:span><text:span text:style-name="T112"> </text:span><text:span text:style-name="T113">Theories</text:span> </text:p>
        </text:list-item>
        <text:list-item>
          <text:p text:style-name="P12">Mills and Domhoff on <text:span text:style-name="T114">The</text:span><text:span text:style-name="T115"> </text:span><text:span text:style-name="T116">Power</text:span><text:span text:style-name="T117"> </text:span><text:span text:style-name="T118">Elite</text:span></text:p>
        </text:list-item>
      </text:list>
      <text:p text:style-name="First_20_paragraph"><text:span text:style-name="T119">Held</text:span><text:span text:style-name="T120"> </text:span><text:span text:style-name="T121">et</text:span><text:span text:style-name="T122"> </text:span><text:span text:style-name="T123">al.</text:span><text:span text:style-name="T124"> </text:span><text:span text:style-name="T125">on</text:span><text:span text:style-name="T126"> </text:span><text:span text:style-name="T127">Pluralism</text:span></text:p>
      <text:list text:style-name="L8">
        <text:list-item>
          <text:p text:style-name="P13"><text:a xlink:type="simple" xlink:href="nvalt://find/ntsx_held-2006-models_of_democracy-cre-141103-0443/?NV=vRJG%2BVmrQUqJ%2BMS9TqrrSg%3D%3D" office:name=""><text:span text:style-name="Definition">Held on Democracy</text:span></text:a></text:p>
        </text:list-item>
        <text:list-item>
          <text:p text:style-name="P13"><text:a xlink:type="simple" xlink:href="file:///Users/shanewillson/Documents/backups/101-DISS-REPO-CPY-151013/600-ZETTEL-DISS/ntsx_held-2006-models_of_democracy-cre-141103-0443.txt" office:name=""><text:span text:style-name="Definition">Held on Democracy</text:span></text:a></text:p>
        </text:list-item>
        <text:list-item>
          <text:p text:style-name="P13"><text:a xlink:type="simple" xlink:href="marked:///Users/shanewillson/Documents/backups/101-DISS-REPO-CPY-151013/600-ZETTEL-DISS/ntsx_held-2006-models_of_democracy-cre-141103-0443.txt" office:name=""><text:span text:style-name="Definition">Held on Democracy</text:span></text:a></text:p>
        </text:list-item>
      </text:list>
      <text:p text:style-name="First_20_paragraph"><text:a xlink:type="simple" xlink:href="file:///Users/shanewillson/Documents/backups/101-DISS-REPO-CPY-151013/600-ZETTEL-DISS/ntsx_held-2006-models_of_democracy-cre-141103-0443.txt" office:name=""><text:span text:style-name="Definition">Held on Democracy</text:span></text:a></text:p>
      <text:p text:style-name="Text_20_body"><text:span text:style-name="T128">A</text:span><text:span text:style-name="T129"> </text:span><text:span text:style-name="T130">link</text:span><text:span text:style-name="T131"> </text:span><text:span text:style-name="T132">to</text:span><text:span text:style-name="T133"> </text:span><text:span text:style-name="T134">a</text:span><text:span text:style-name="T135"> </text:span><text:span text:style-name="T136">file:</text:span><text:span text:style-name="T137"> </text:span></text:p>
      <text:p text:style-name="Text_20_body"><text:a xlink:type="simple" xlink:href="/Users/shanewillson/Dropbox/101-DISS-REPO/590-Research-and-Abstr-Bibs-150908/000-Soc-of-Knowledge-Key-Points-and-Notes-LP.docx" office:name=""><text:span text:style-name="Definition">Soc of Knowledge - Key Points</text:span></text:a></text:p>
      <text:h text:style-name="Heading_20_2" text:outline-level="2">News Article BibTeX Tests</text:h>
      <text:p text:style-name="First_20_paragraph">I’m citing a misc (Fang 2015a).</text:p>
      <text:p text:style-name="Text_20_body">I’m citing a webpage (Wenzl 2015).</text:p>
      <text:p text:style-name="Text_20_body">I’m citing a periodical (Alarcon 2015).</text:p>
      <text:h text:style-name="Heading_20_1" text:outline-level="1">References</text:h>
      <text:p text:style-name="First_20_paragraph"> </text:p>
      <text:p text:style-name="Text_20_body">Alarcon, Daniel. 2015. “Firing Randy Edsall and Accepting Koch Money Defy UMD’s Mission.” <text:span text:style-name="T138">The</text:span><text:span text:style-name="T139"> </text:span><text:span text:style-name="T140">Diamondback</text:span>.</text:p>
      <text:p text:style-name="Text_20_body">Fang, Lee. 2015a. “Emails Show Koch Industries Backed Effort to Undermine Renewable Energy in Kansas.” <text:span text:style-name="T141">The</text:span><text:span text:style-name="T142"> </text:span><text:span text:style-name="T143">Intercept</text:span>.</text:p>
      <text:p text:style-name="Text_20_body">Fang, Lee. 2015b. “Koch Political Machine Focuses on ‘Freedom’ to Pollute and Pay Less Taxes.” <text:span text:style-name="T144">The</text:span><text:span text:style-name="T145"> </text:span><text:span text:style-name="T146">Intercept</text:span>.</text:p>
      <text:p text:style-name="Text_20_body">Hanna, John, Nicholas Claton, and Nick Viviani. 2015. “Kansas Lawmakers Pass Tax Plan After Brownback’s Budget Warnings.” <text:span text:style-name="T147">WIBW</text:span><text:span text:style-name="T148">-</text:span><text:span text:style-name="T149">TV</text:span>.</text:p>
      <text:p text:style-name="Text_20_body">Smith, Dorothy E. 2005. <text:span text:style-name="T150">Institutional</text:span><text:span text:style-name="T151"> </text:span><text:span text:style-name="T152">Ethnography</text:span><text:span text:style-name="T153">:</text:span><text:span text:style-name="T154"> </text:span><text:span text:style-name="T155">A</text:span><text:span text:style-name="T156"> </text:span><text:span text:style-name="T157">Sociology</text:span><text:span text:style-name="T158"> </text:span><text:span text:style-name="T159">for</text:span><text:span text:style-name="T160"> </text:span><text:span text:style-name="T161">People</text:span>. AltaMira Press.</text:p>
      <text:p text:style-name="Text_20_body">Smith, George W., Eric Mykhalovskiy, and Douglas Weatherbee. 2006. “A Research Proposal.” Pp. 165–80 in <text:span text:style-name="T162">Institutional</text:span><text:span text:style-name="T163"> </text:span><text:span text:style-name="T164">ethnography</text:span><text:span text:style-name="T165"> </text:span><text:span text:style-name="T166">as</text:span><text:span text:style-name="T167"> </text:span><text:span text:style-name="T168">practice</text:span>, edited by Dorothy E. Smith. Rowman &amp; Littlefield Pub Inc Oxford (UK).</text:p>
      <text:p text:style-name="Text_20_body">Wenzl, Roy. 2015. “Charles Koch’s New Book Reveals Little About Political Operations.” <text:span text:style-name="T169">The</text:span><text:span text:style-name="T170"> </text:span><text:span text:style-name="T171">Wichita</text:span><text:span text:style-name="T172"> </text:span><text:span text:style-name="T173">Ea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2" svg:font-family="Calibri" style:font-adornments="Light" style:font-family-generic="swiss" style:font-pitch="variable"/>
    <style:font-face style:name="Calibri" svg:font-family="Calibri"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29pt"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91pt" loext:contextual-spacing="false" fo:orphans="2" fo:widows="2" style:page-number="auto"/>
      <style:text-properties style:font-name="Palatino Linotype" fo:font-family="'Palatino Linotype'" style:font-style-name="Regular" style:font-family-generic="roman"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master-page-name="">
      <style:paragraph-properties fo:margin-top="6.01pt" fo:margin-bottom="6.01pt" loext:contextual-spacing="false" fo:text-align="center" style:justify-single-word="false" style:page-number="auto" text:number-lines="false" text:line-number="0"/>
      <style:text-properties style:font-name="Calibri" fo:font-family="Calibri" style:font-style-name="Regular" style:font-family-generic="swiss" style:font-pitch="variable" fo:font-size="9pt" fo:font-style="normal"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14.4pt" fo:margin-bottom="0pt" loext:contextual-spacing="false"/>
      <style:text-properties style:font-name="Calibri1" fo:font-family="Calibri" style:font-style-name="Bold" style:font-family-generic="swiss" style:font-pitch="variable" fo:font-size="15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7.2pt" fo:margin-bottom="0pt" loext:contextual-spacing="false"/>
      <style:text-properties style:font-name="Calibri1" fo:font-family="Calibri" style:font-style-name="Bold" style:font-family-generic="swiss" style:font-pitch="variable" fo:font-size="13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7.2pt" fo:margin-bottom="0pt" loext:contextual-spacing="false" style:page-number="auto"/>
      <style:text-properties style:font-name="Calibri" fo:font-family="Calibri" style:font-style-name="Regular" style:font-family-generic="swiss" style:font-pitch="variable"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36pt" fo:margin-right="36pt" fo:margin-top="7.2pt" fo:margin-bottom="7.2pt" loext:contextual-spacing="false" fo:text-indent="0pt" style:auto-text-indent="false"/>
      <style:text-properties fo:font-size="10pt"/>
    </style:style>
    <style:style style:name="Preformatted_20_Text" style:display-name="Preformatted Text" style:family="paragraph" style:parent-style-name="Standard" style:class="html">
      <style:paragraph-properties fo:margin-top="0pt" fo:margin-bottom="0pt"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4.31pt" fo:margin-bottom="4.31pt" loext:contextual-spacing="false"/>
    </style:style>
    <style:style style:name="Definition_20_Definition" style:display-name="Definition Definition" style:family="paragraph" style:parent-style-name="Standard" style:next-style-name="Text_20_body">
      <style:paragraph-properties fo:margin-left="36pt" fo:margin-right="0pt" fo:text-indent="0pt" style:auto-text-indent="false"/>
    </style:style>
    <style:style style:name="Table_20_Contents" style:display-name="Table Contents" style:family="paragraph" style:parent-style-name="Standard" style:class="extra">
      <style:paragraph-properties fo:margin-left="2.89pt" fo:margin-right="2.89pt" fo:text-indent="0pt" style:auto-text-indent="false" text:number-lines="false" text:line-number="0"/>
      <style:text-properties style:font-name="Calibri" fo:font-family="Calibri" style:font-style-name="Regular" style:font-family-generic="swiss" style:font-pitch="variable" fo:font-size="9pt"/>
    </style:style>
    <style:style style:name="Table_20_Heading" style:display-name="Table Heading" style:family="paragraph" style:parent-style-name="Table_20_Contents" style:class="extra">
      <style:paragraph-properties fo:margin-left="2.89pt" fo:margin-right="2.89pt" fo:text-align="start" style:justify-single-word="false" fo:text-indent="0pt" style:auto-text-indent="false" style:shadow="none" text:number-lines="false" text:line-number="0"/>
      <style:text-properties style:font-name="Calibri1" fo:font-family="Calibri" style:font-style-name="Bold" style:font-family-generic="swiss" style:font-pitch="variable" fo:font-size="9pt" fo:font-weight="bold" style:font-weight-asian="bold" style:font-weight-complex="bold"/>
    </style:style>
    <style:style style:name="Footnote" style:family="paragraph" style:parent-style-name="Standard" style:class="extra">
      <style:paragraph-properties fo:margin-left="18pt" fo:margin-right="0pt" fo:text-indent="-18pt" style:auto-text-indent="false" text:number-lines="false" text:line-number="0">
        <style:tab-stops/>
      </style:paragraph-properties>
      <style:text-properties style:font-name="Palatino Linotype" fo:font-family="'Palatino Linotype'" style:font-style-name="Regular" style:font-family-generic="roman" style:font-pitch="variable" fo:font-size="9pt" style:font-size-asian="10pt" style:font-size-complex="10pt"/>
    </style:style>
    <style:style style:name="Footer"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text-properties style:font-name="Palatino Linotype" fo:font-family="'Palatino Linotype'" style:font-style-name="Regular" style:font-family-generic="roman" style:font-pitch="variable" fo:font-size="10pt"/>
    </style:style>
    <style:style style:name="Definition_20_Term_20_Tight" style:display-name="Definition Term Tight" style:family="paragraph" style:parent-style-name="Standard" style:next-style-name="Definition_20_Definition_20_Tight">
      <style:paragraph-properties fo:margin-top="5.75pt" fo:margin-bottom="5.75pt" loext:contextual-spacing="false"/>
    </style:style>
    <style:style style:name="Definition_20_Definition_20_Tight" style:display-name="Definition Definition Tight" style:family="paragraph" style:parent-style-name="Standard">
      <style:paragraph-properties fo:margin-left="36pt" fo:margin-right="0pt" fo:margin-top="0pt" fo:margin-bottom="0pt" loext:contextual-spacing="false" fo:text-indent="0pt" style:auto-text-indent="false"/>
    </style:style>
    <style:style style:name="Date" style:family="paragraph" style:parent-style-name="Standard" style:next-style-name="Text_20_body">
      <style:paragraph-properties fo:margin-top="17.29pt" fo:margin-bottom="17.29pt" loext:contextual-spacing="false"/>
      <style:text-properties style:font-name="Calibri2" fo:font-family="Calibri" style:font-style-name="Light" style:font-family-generic="swiss" style:font-pitch="variable" fo:font-size="11pt" fo:font-style="normal" fo:font-weight="normal"/>
    </style:style>
    <style:style style:name="Author" style:family="paragraph" style:parent-style-name="Standard" style:next-style-name="Date" style:master-page-name="">
      <style:paragraph-properties fo:margin-top="7.2pt" fo:margin-bottom="0pt" loext:contextual-spacing="false" style:page-number="auto"/>
      <style:text-properties style:font-name="Calibri1" fo:font-family="Calibri" style:font-style-name="Bold" style:font-family-generic="swiss" style:font-pitch="variable" fo:font-size="11pt" fo:font-style="normal" fo:font-weight="bold"/>
    </style:style>
    <style:style style:name="Horizontal_20_Line" style:display-name="Horizontal Line" style:family="paragraph" style:parent-style-name="Standard" style:next-style-name="Text_20_body" style:class="html">
      <style:paragraph-properties fo:margin-top="0pt" fo:margin-bottom="14.14pt" loext:contextual-spacing="false" style:border-line-width-bottom="0.06pt 0.99pt 0.06pt" fo:padding="0pt"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pt" fo:margin-bottom="7.91pt" loext:contextual-spacing="false"/>
      <style:text-properties style:font-name="Palatino Linotype" fo:font-family="'Palatino Linotype'" style:font-style-name="Regular" style:font-family-generic="roman" style:font-pitch="variable" fo:font-size="11pt"/>
    </style:style>
    <style:style style:name="Title" style:family="paragraph" style:parent-style-name="Heading" style:next-style-name="Subtitle" style:class="chapter">
      <style:paragraph-properties fo:margin-top="21.6pt" fo:margin-bottom="14.4pt" loext:contextual-spacing="false" fo:text-align="start"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36pt" fo:margin-right="36pt" fo:margin-top="7.2pt" fo:margin-bottom="21.6pt" loext:contextual-spacing="false" fo:text-indent="0pt" style:auto-text-indent="false"/>
      <style:text-properties style:font-name="Palatino Linotype" fo:font-family="'Palatino Linotype'" style:font-style-name="Regular" style:font-family-generic="roman" style:font-pitch="variable" fo:font-size="9pt" fo:font-weight="normal"/>
    </style:style>
    <style:style style:name="Affiliation" style:family="paragraph" style:parent-style-name="Standard">
      <style:text-properties style:font-name="Calibri2" fo:font-family="Calibri" style:font-style-name="Light" style:font-family-generic="swiss" style:font-pitch="variable" fo:font-size="11pt" fo:font-weight="normal"/>
    </style:style>
    <style:style style:name="Email" style:family="paragraph" style:parent-style-name="Affiliation"/>
    <style:style style:name="Published_20_message" style:display-name="Published message" style:family="paragraph" style:parent-style-name="Affiliation" style:default-outline-level="1" style:list-style-name="">
      <style:text-properties fo:font-size="9pt" fo:font-weight="normal"/>
    </style:style>
    <style:style style:name="Footer_20_left" style:display-name="Footer lef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Bibliography" style:family="paragraph" style:parent-style-name="First_20_paragraph" style:master-page-name="">
      <style:paragraph-properties fo:margin-left="18pt" fo:margin-right="0pt" fo:text-indent="-18pt" style:auto-text-indent="false" style:page-number="auto">
        <style:tab-stops/>
      </style:paragraph-properties>
    </style:style>
    <style:style style:name="Memo_20_header" style:display-name="Memo header" style:family="paragraph" style:parent-style-name="Standard">
      <style:paragraph-properties>
        <style:tab-stops>
          <style:tab-stop style:position="54pt"/>
        </style:tab-stops>
      </style:paragraph-properties>
      <style:text-properties fo:font-size="11pt"/>
    </style:style>
    <style:style style:name="Memo_20_header_20_last" style:display-name="Memo header last" style:family="paragraph" style:parent-style-name="Memo_20_header">
      <style:paragraph-properties fo:margin-top="0pt" fo:margin-bottom="28.8pt" loext:contextual-spacing="false"/>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FigureCaption" style:family="paragraph" style:parent-style-name="Caption"/>
    <style:style style:name="Footer_20_right" style:display-name="Footer righ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FigureWithCaption" style:family="paragraph" style:parent-style-name="Caption" style:master-page-name="">
      <style:paragraph-properties style:page-number="auto" fo:keep-with-next="always"/>
    </style:style>
    <style:style style:name="Figure" style:family="paragraph" style:parent-style-name="Caption" style:master-page-name="">
      <style:paragraph-properties style:page-number="auto"/>
    </style:style>
    <style:style style:name="TableCaption" style:family="paragraph" style:parent-style-name="Caption"/>
    <style:style style:name="Header"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End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min-label-distance="10.8pt"/>
      </text:outline-level-style>
      <text:outline-level-style text:level="2"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Numbering_20_2" style:display-name="Numbering 2">
      <text:list-level-style-number text:level="1" text:style-name="Numbering_20_Symbols" style:num-format="1">
        <style:list-level-properties text:min-label-width="14.14pt"/>
      </text:list-level-style-number>
      <text:list-level-style-number text:level="2" text:style-name="Numbering_20_Symbols" style:num-format="1" text:start-value="2">
        <style:list-level-properties text:space-before="14.14pt" text:min-label-width="14.14pt"/>
      </text:list-level-style-number>
      <text:list-level-style-number text:level="3" text:style-name="Numbering_20_Symbols" style:num-format="1" text:start-value="3">
        <style:list-level-properties text:space-before="28.29pt" text:min-label-width="28.35pt"/>
      </text:list-level-style-number>
      <text:list-level-style-number text:level="4" text:style-name="Numbering_20_Symbols" style:num-format="1" text:start-value="4">
        <style:list-level-properties text:space-before="56.64pt" text:min-label-width="35.46pt"/>
      </text:list-level-style-number>
      <text:list-level-style-number text:level="5" text:style-name="Numbering_20_Symbols" style:num-format="1" text:start-value="5">
        <style:list-level-properties text:space-before="92.1pt" text:min-label-width="42.49pt"/>
      </text:list-level-style-number>
      <text:list-level-style-number text:level="6" text:style-name="Numbering_20_Symbols" style:num-format="1" text:start-value="6">
        <style:list-level-properties text:space-before="134.59pt" text:min-label-width="51.05pt"/>
      </text:list-level-style-number>
      <text:list-level-style-number text:level="7" text:style-name="Numbering_20_Symbols" style:num-format="1" text:start-value="7">
        <style:list-level-properties text:space-before="185.64pt" text:min-label-width="65.2pt"/>
      </text:list-level-style-number>
      <text:list-level-style-number text:level="8" text:style-name="Numbering_20_Symbols" style:num-format="1" text:start-value="8">
        <style:list-level-properties text:space-before="250.84pt" text:min-label-width="73.7pt"/>
      </text:list-level-style-number>
      <text:list-level-style-number text:level="9" text:style-name="Numbering_20_Symbols" style:num-format="1" text:start-value="9">
        <style:list-level-properties text:space-before="324.54pt" text:min-label-width="79.4pt"/>
      </text:list-level-style-number>
      <text:list-level-style-number text:level="10" text:style-name="Numbering_20_Symbols" style:num-format="1" text:start-value="10">
        <style:list-level-properties text:space-before="403.94pt" text:min-label-width="87.9pt"/>
      </text:list-level-style-number>
    </text:list-style>
    <text:list-style style:name="Numbering_20_3" style:display-name="Numbering 3">
      <text:list-level-style-number text:level="1" text:style-name="Numbering_20_Symbols" style:num-format="1">
        <style:list-level-properties text:min-label-width="85.04pt"/>
      </text:list-level-style-number>
      <text:list-level-style-number text:level="2" text:style-name="Numbering_20_Symbols" style:num-format="1" text:start-value="2">
        <style:list-level-properties text:space-before="85.07pt" text:min-label-width="85.04pt"/>
      </text:list-level-style-number>
      <text:list-level-style-number text:level="3" text:style-name="Numbering_20_Symbols" style:num-format="1" text:start-value="3">
        <style:list-level-properties text:space-before="170.11pt" text:min-label-width="85.04pt"/>
      </text:list-level-style-number>
      <text:list-level-style-number text:level="4" text:style-name="Numbering_20_Symbols" style:num-format="1" text:start-value="4">
        <style:list-level-properties text:space-before="255.17pt" text:min-label-width="85.04pt"/>
      </text:list-level-style-number>
      <text:list-level-style-number text:level="5" text:style-name="Numbering_20_Symbols" style:num-format="1" text:start-value="5">
        <style:list-level-properties text:space-before="340.21pt" text:min-label-width="85.04pt"/>
      </text:list-level-style-number>
      <text:list-level-style-number text:level="6" text:style-name="Numbering_20_Symbols" style:num-format="1" text:start-value="6">
        <style:list-level-properties text:space-before="425.25pt" text:min-label-width="85.04pt"/>
      </text:list-level-style-number>
      <text:list-level-style-number text:level="7" text:style-name="Numbering_20_Symbols" style:num-format="1" text:start-value="7">
        <style:list-level-properties text:space-before="510.32pt" text:min-label-width="85.04pt"/>
      </text:list-level-style-number>
      <text:list-level-style-number text:level="8" text:style-name="Numbering_20_Symbols" style:num-format="1" text:start-value="8">
        <style:list-level-properties text:space-before="595.36pt" text:min-label-width="85.04pt"/>
      </text:list-level-style-number>
      <text:list-level-style-number text:level="9" text:style-name="Numbering_20_Symbols" style:num-format="1" text:start-value="9">
        <style:list-level-properties text:space-before="680.4pt" text:min-label-width="85.04pt"/>
      </text:list-level-style-number>
      <text:list-level-style-number text:level="10" text:style-name="Numbering_20_Symbols" style:num-format="1" text:start-value="10">
        <style:list-level-properties text:space-before="765.47pt" text:min-label-width="85.04pt"/>
      </text:list-level-style-number>
    </text:list-style>
    <text:list-style style:name="Numbering_20_4" style:display-name="Numbering 4">
      <text:list-level-style-number text:level="1" text:style-name="Numbering_20_Symbols" style:num-suffix="." style:num-format="I">
        <style:list-level-properties text:min-label-width="14.14pt"/>
      </text:list-level-style-number>
      <text:list-level-style-number text:level="2" text:style-name="Numbering_20_Symbols" style:num-suffix="." style:num-format="I" text:start-value="2">
        <style:list-level-properties text:space-before="14.2pt" text:min-label-width="14.14pt"/>
      </text:list-level-style-number>
      <text:list-level-style-number text:level="3" text:style-name="Numbering_20_Symbols" style:num-suffix="." style:num-format="I" text:start-value="3">
        <style:list-level-properties text:space-before="28.35pt" text:min-label-width="14.14pt"/>
      </text:list-level-style-number>
      <text:list-level-style-number text:level="4" text:style-name="Numbering_20_Symbols" style:num-suffix="." style:num-format="I" text:start-value="4">
        <style:list-level-properties text:space-before="42.55pt" text:min-label-width="14.14pt"/>
      </text:list-level-style-number>
      <text:list-level-style-number text:level="5" text:style-name="Numbering_20_Symbols" style:num-suffix="." style:num-format="I" text:start-value="5">
        <style:list-level-properties text:space-before="56.69pt" text:min-label-width="14.14pt"/>
      </text:list-level-style-number>
      <text:list-level-style-number text:level="6" text:style-name="Numbering_20_Symbols" style:num-suffix="." style:num-format="I" text:start-value="6">
        <style:list-level-properties text:space-before="70.89pt" text:min-label-width="14.14pt"/>
      </text:list-level-style-number>
      <text:list-level-style-number text:level="7" text:style-name="Numbering_20_Symbols" style:num-suffix="." style:num-format="I" text:start-value="7">
        <style:list-level-properties text:space-before="85.07pt" text:min-label-width="14.14pt"/>
      </text:list-level-style-number>
      <text:list-level-style-number text:level="8" text:style-name="Numbering_20_Symbols" style:num-suffix="." style:num-format="I" text:start-value="8">
        <style:list-level-properties text:space-before="99.27pt" text:min-label-width="14.14pt"/>
      </text:list-level-style-number>
      <text:list-level-style-number text:level="9" text:style-name="Numbering_20_Symbols" style:num-suffix="." style:num-format="I" text:start-value="9">
        <style:list-level-properties text:space-before="113.41pt" text:min-label-width="14.14pt"/>
      </text:list-level-style-number>
      <text:list-level-style-number text:level="10" text:style-name="Numbering_20_Symbols" style:num-suffix="." style:num-format="I" text:start-value="10">
        <style:list-level-properties text:space-before="127.62pt" text:min-label-width="14.14pt"/>
      </text:list-level-style-number>
    </text:list-style>
    <text:list-style style:name="Numbering_20_5" style:display-name="Numbering 5">
      <text:list-level-style-number text:level="1" text:style-name="Numbering_20_Symbols" style:num-suffix="." style:num-format="1">
        <style:list-level-properties text:min-label-width="11.34pt"/>
      </text:list-level-style-number>
      <text:list-level-style-number text:level="2" text:style-name="Numbering_20_Symbols" style:num-suffix="." style:num-format="1" text:start-value="2" text:display-levels="2">
        <style:list-level-properties text:space-before="12.76pt" text:min-label-width="18.45pt"/>
      </text:list-level-style-number>
      <text:list-level-style-number text:level="3" text:style-name="Numbering_20_Symbols" style:num-suffix=")" style:num-format="a" text:start-value="3">
        <style:list-level-properties text:space-before="31.18pt" text:min-label-width="12.76pt"/>
      </text:list-level-style-number>
      <text:list-level-style-bullet text:level="4" text:style-name="Numbering_20_Symbols" text:bullet-char="•">
        <style:list-level-properties text:space-before="45.5pt" text:min-label-width="11.2pt"/>
        <style:text-properties style:font-name="StarSymbol"/>
      </text:list-level-style-bullet>
      <text:list-level-style-bullet text:level="5" text:style-name="Numbering_20_Symbols" text:bullet-char="•">
        <style:list-level-properties text:space-before="56.69pt" text:min-label-width="11.2pt"/>
        <style:text-properties style:font-name="StarSymbol"/>
      </text:list-level-style-bullet>
      <text:list-level-style-bullet text:level="6" text:style-name="Numbering_20_Symbols" text:bullet-char="•">
        <style:list-level-properties text:space-before="67.89pt" text:min-label-width="11.2pt"/>
        <style:text-properties style:font-name="StarSymbol"/>
      </text:list-level-style-bullet>
      <text:list-level-style-bullet text:level="7" text:style-name="Numbering_20_Symbols" text:bullet-char="•">
        <style:list-level-properties text:space-before="79.11pt" text:min-label-width="11.2pt"/>
        <style:text-properties style:font-name="StarSymbol"/>
      </text:list-level-style-bullet>
      <text:list-level-style-bullet text:level="8" text:style-name="Numbering_20_Symbols" text:bullet-char="•">
        <style:list-level-properties text:space-before="90.31pt" text:min-label-width="11.2pt"/>
        <style:text-properties style:font-name="StarSymbol"/>
      </text:list-level-style-bullet>
      <text:list-level-style-bullet text:level="9" text:style-name="Numbering_20_Symbols" text:bullet-char="•">
        <style:list-level-properties text:space-before="101.51pt" text:min-label-width="11.2pt"/>
        <style:text-properties style:font-name="StarSymbol"/>
      </text:list-level-style-bullet>
      <text:list-level-style-bullet text:level="10" text:style-name="Numbering_20_Symbols" text:bullet-char="•">
        <style:list-level-properties text:space-before="112.71pt" text:min-label-width="11.2pt"/>
        <style:text-properties style:font-name="StarSymbol"/>
      </text:list-level-style-bullet>
    </text:list-style>
    <text:list-style style:name="List_20_1" style:display-name="List 1">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List_20_2" style:display-name="List 2">
      <text:list-level-style-bullet text:level="1" text:style-name="Numbering_20_Symbols" text:bullet-char="–">
        <style:list-level-properties text:min-label-width="8.5pt"/>
        <style:text-properties style:font-name="StarSymbol"/>
      </text:list-level-style-bullet>
      <text:list-level-style-bullet text:level="2" text:style-name="Numbering_20_Symbols" text:bullet-char="–">
        <style:list-level-properties text:space-before="8.5pt" text:min-label-width="8.5pt"/>
        <style:text-properties style:font-name="StarSymbol"/>
      </text:list-level-style-bullet>
      <text:list-level-style-bullet text:level="3" text:style-name="Numbering_20_Symbols" text:bullet-char="–">
        <style:list-level-properties text:space-before="17.01pt" text:min-label-width="8.5pt"/>
        <style:text-properties style:font-name="StarSymbol"/>
      </text:list-level-style-bullet>
      <text:list-level-style-bullet text:level="4" text:style-name="Numbering_20_Symbols" text:bullet-char="–">
        <style:list-level-properties text:space-before="25.48pt" text:min-label-width="8.5pt"/>
        <style:text-properties style:font-name="StarSymbol"/>
      </text:list-level-style-bullet>
      <text:list-level-style-bullet text:level="5" text:style-name="Numbering_20_Symbols" text:bullet-char="–">
        <style:list-level-properties text:space-before="33.99pt" text:min-label-width="8.5pt"/>
        <style:text-properties style:font-name="StarSymbol"/>
      </text:list-level-style-bullet>
      <text:list-level-style-bullet text:level="6" text:style-name="Numbering_20_Symbols" text:bullet-char="–">
        <style:list-level-properties text:space-before="42.49pt" text:min-label-width="8.5pt"/>
        <style:text-properties style:font-name="StarSymbol"/>
      </text:list-level-style-bullet>
      <text:list-level-style-bullet text:level="7" text:style-name="Numbering_20_Symbols" text:bullet-char="–">
        <style:list-level-properties text:space-before="51.05pt" text:min-label-width="8.5pt"/>
        <style:text-properties style:font-name="StarSymbol"/>
      </text:list-level-style-bullet>
      <text:list-level-style-bullet text:level="8" text:style-name="Numbering_20_Symbols" text:bullet-char="–">
        <style:list-level-properties text:space-before="59.56pt" text:min-label-width="8.5pt"/>
        <style:text-properties style:font-name="StarSymbol"/>
      </text:list-level-style-bullet>
      <text:list-level-style-bullet text:level="9" text:style-name="Numbering_20_Symbols" text:bullet-char="–">
        <style:list-level-properties text:space-before="68.06pt" text:min-label-width="8.5pt"/>
        <style:text-properties style:font-name="StarSymbol"/>
      </text:list-level-style-bullet>
      <text:list-level-style-bullet text:level="10" text:style-name="Numbering_20_Symbols" text:bullet-char="–">
        <style:list-level-properties text:space-before="76.54pt" text:min-label-width="8.5pt"/>
        <style:text-properties style:font-name="StarSymbol"/>
      </text:list-level-style-bullet>
    </text:list-style>
    <text:list-style style:name="List_20_3" style:display-name="List 3">
      <text:list-level-style-bullet text:level="1" text:style-name="Numbering_20_Symbols" text:bullet-char="☑">
        <style:list-level-properties text:min-label-width="11.2pt"/>
        <style:text-properties style:font-name="StarSymbol"/>
      </text:list-level-style-bullet>
      <text:list-level-style-bullet text:level="2" text:style-name="Numbering_20_Symbols" text:bullet-char="□">
        <style:list-level-properties text:space-before="11.2pt" text:min-label-width="11.2pt"/>
        <style:text-properties style:font-name="StarSymbol"/>
      </text:list-level-style-bullet>
      <text:list-level-style-bullet text:level="3" text:style-name="Numbering_20_Symbols" text:bullet-char="☑">
        <style:list-level-properties text:min-label-width="11.2pt"/>
        <style:text-properties style:font-name="StarSymbol"/>
      </text:list-level-style-bullet>
      <text:list-level-style-bullet text:level="4" text:style-name="Numbering_20_Symbols" text:bullet-char="□">
        <style:list-level-properties text:space-before="11.2pt" text:min-label-width="11.2pt"/>
        <style:text-properties style:font-name="StarSymbol"/>
      </text:list-level-style-bullet>
      <text:list-level-style-bullet text:level="5" text:style-name="Numbering_20_Symbols" text:bullet-char="☑">
        <style:list-level-properties text:min-label-width="11.2pt"/>
        <style:text-properties style:font-name="StarSymbol"/>
      </text:list-level-style-bullet>
      <text:list-level-style-bullet text:level="6" text:style-name="Numbering_20_Symbols" text:bullet-char="□">
        <style:list-level-properties text:space-before="11.2pt" text:min-label-width="11.2pt"/>
        <style:text-properties style:font-name="StarSymbol"/>
      </text:list-level-style-bullet>
      <text:list-level-style-bullet text:level="7" text:style-name="Numbering_20_Symbols" text:bullet-char="☑">
        <style:list-level-properties text:min-label-width="11.2pt"/>
        <style:text-properties style:font-name="StarSymbol"/>
      </text:list-level-style-bullet>
      <text:list-level-style-bullet text:level="8" text:style-name="Numbering_20_Symbols" text:bullet-char="□">
        <style:list-level-properties text:space-before="11.2pt" text:min-label-width="11.2pt"/>
        <style:text-properties style:font-name="StarSymbol"/>
      </text:list-level-style-bullet>
      <text:list-level-style-bullet text:level="9" text:style-name="Numbering_20_Symbols" text:bullet-char="☑">
        <style:list-level-properties text:min-label-width="11.2pt"/>
        <style:text-properties style:font-name="StarSymbol"/>
      </text:list-level-style-bullet>
      <text:list-level-style-bullet text:level="10" text:style-name="Numbering_20_Symbols" text:bullet-char="□">
        <style:list-level-properties text:space-before="11.2pt" text:min-label-width="11.2pt"/>
        <style:text-properties style:font-name="StarSymbol"/>
      </text:list-level-style-bullet>
    </text:list-style>
    <text:list-style style:name="List_20_4" style:display-name="List 4">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List_20_5" style:display-name="List 5">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612pt" fo:page-height="792pt" style:num-format="1" style:print-orientation="portrait" fo:margin-top="36pt" fo:margin-bottom="36pt" fo:margin-left="72pt" fo:margin-right="72pt" style:writing-mode="lr-tb" style:footnote-max-height="0pt">
        <style:footnote-sep style:width="0.51pt" style:distance-before-sep="2.86pt" style:distance-after-sep="2.86pt" style:line-style="none" style:adjustment="left" style:rel-width="25%" style:color="#000000"/>
      </style:page-layout-properties>
      <style:header-style>
        <style:header-footer-properties fo:min-height="36pt" fo:margin-left="0pt" fo:margin-right="0pt" fo:margin-bottom="33.11pt" style:dynamic-spacing="true" draw:fill="none"/>
      </style:header-style>
      <style:footer-style>
        <style:header-footer-properties fo:min-height="36pt" fo:margin-left="0pt" fo:margin-right="0pt" fo:margin-top="33.11pt" style:dynamic-spacing="true" draw:fill="none"/>
      </style:footer-style>
    </style:page-layout>
    <style:page-layout style:name="Mpm2">
      <style:page-layout-properties fo:page-width="612pt" fo:page-height="79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text:page-number> </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MD Syntax Test File</dc:title>
  </office:meta>
</office:document-meta>
</file>